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-color="#666666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Узконаправленные языки</text:p>
                <text:list>
                  <text:list-item>
                    <text:p>&lt;TODO&gt;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b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е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myfile.txt с табличными данными</text:p>
            <text:p>rem Вывод столбцов 2, 3 и всех следующих через переменные %i, %j, %k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2cm" svg:x="12cm" svg:y="8.5cm">
          <text:p text:style-name="P8"><text:span text:style-name="T10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1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0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# Для всех строк с третьем полем начинающимся на «Иванов» выведёт значения первого и пятого полей</text:p>
                    <text:p>$3 ~ /^Иванов/ { <text:span text:style-name="T7">print</text:span> $1, $5 } </text:p>
                  </text:list-item>
                  <text:list-item>
                    <text:p># Печать всех строк длиннее 80 символов</text:p>
                    <text:p>{ if (<text:span text:style-name="T7">length</text:span>($0) &gt; 80) <text:span text:style-name="T7">print</text:span> $0 }</text:p>
                  </text:list-item>
                  <text:list-item>
                    <text:p># Подсчет числа строк, удовлетворяющим регулярным выражениям</text:p>
                    <text:p>/aaa/ <text:s text:c="2"/>{ m["aaa"]++; }</text:p>
                    <text:p>/bbb/ <text:s text:c="2"/>{ m["bbb"]++; }</text:p>
                    <text:p><text:span text:style-name="T7">END</text:span> <text:s text:c="3"/>{ <text:span text:style-name="T7">for</text:span>( i in m ) <text:span text:style-name="T7">print</text:span>("m["i"] =", m[i]); </text:p>
                  </text:list-item>
                  <text:list-item>
                    <text:p># Подсчет числа строк, слов и символов</text:p>
                    <text:p>{</text:p>
                    <text:p><text:s text:c="4"/>w += <text:span text:style-name="T7">NF</text:span></text:p>
                    <text:p><text:s text:c="4"/>c += <text:span text:style-name="T7">length</text:span> + 1</text:p>
                    <text:p>}</text:p>
                    <text:p><text:span text:style-name="T7">END</text:span> { <text:span text:style-name="T7">print</text:span> <text:span text:style-name="T7">NR</text:span>, w, c 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5cm" svg:height="1cm" svg:x="17cm" svg:y="10.47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1.077cm" svg:x="3cm" svg:y="10.47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2" draw:layer="layout" svg:width="3.838cm" svg:height="2.154cm" svg:x="3.404cm" svg:y="12.086cm">
          <text:p text:style-name="P8"><text:span text:style-name="T11">формирование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2.086cm">
          <text:p text:style-name="P8"><text:span text:style-name="T11">упаковка 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2.085cm">
          <text:p text:style-name="P8"><text:span text:style-name="T11">распаковка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2.085cm">
          <text:p text:style-name="P8"><text:span text:style-name="T11">обработка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5.316cm">
          <text:p text:style-name="P8"><text:span text:style-name="T11">упаковка 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5.316cm">
          <text:p text:style-name="P8"><text:span text:style-name="T11">распаковка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38cm" svg:height="2.154cm" svg:x="3.404cm" svg:y="15.316cm">
          <text:p text:style-name="P8"><text:span text:style-name="T11">отображение</text:span></text:p>
          <text:p text:style-name="P8"><text:span text:style-name="T11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5.316cm">
          <text:p text:style-name="P8"><text:span text:style-name="T11">формирование</text:span></text:p>
          <text:p text:style-name="P8"><text:span text:style-name="T11">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5cm" svg:height="1.5cm" draw:transform="rotate (1.57236712312139) translate (0.507cm 16.97cm)">
          <text:p text:style-name="P8"><text:span text:style-name="T11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8" draw:layer="layout" svg:width="9.005cm" svg:height="2.999cm" draw:transform="skewX (0.0062831853071784) rotate (1.58999494856653) translate (13.6496235362512cm 18.5065909365229cm)" svg:viewBox="0 0 9006 3000" draw:points="0,29083 0,27084 1638,27584 3684,26584 5322,27584 7778,26584 8597,27084 9006,29084 8187,29584 7778,29084 5322,29583 3684,29583 2866,29083 409,29583">
          <text:p text:style-name="P8">интернет</text:p>
        </draw:polygon>
        <draw:line draw:style-name="gr5" draw:text-style-name="P8" draw:layer="layout" svg:x1="2cm" svg:y1="14cm" svg:x2="3.5cm" svg:y2="12.97cm">
          <text:p/>
        </draw:line>
        <draw:line draw:style-name="gr5" draw:text-style-name="P8" draw:layer="layout" svg:x1="7cm" svg:y1="13.17cm" svg:x2="8.5cm" svg:y2="13.17cm">
          <text:p/>
        </draw:line>
        <draw:line draw:style-name="gr10" draw:text-style-name="P8" draw:layer="layout" svg:x1="12.5cm" svg:y1="13.17cm" svg:x2="17.5cm" svg:y2="13.17cm">
          <text:p/>
        </draw:line>
        <draw:line draw:style-name="gr5" draw:text-style-name="P8" draw:layer="layout" svg:x1="21.6cm" svg:y1="13.17cm" svg:x2="23.1cm" svg:y2="13.17cm">
          <text:p/>
        </draw:line>
        <draw:line draw:style-name="gr5" draw:text-style-name="P8" draw:layer="layout" svg:x1="25cm" svg:y1="14.37cm" svg:x2="25cm" svg:y2="15.37cm">
          <text:p/>
        </draw:line>
        <draw:line draw:style-name="gr5" draw:text-style-name="P8" draw:layer="layout" svg:x1="23.1cm" svg:y1="16.47cm" svg:x2="21.6cm" svg:y2="16.47cm">
          <text:p/>
        </draw:line>
        <draw:line draw:style-name="gr10" draw:text-style-name="P8" draw:layer="layout" svg:x1="17.5cm" svg:y1="16.47cm" svg:x2="12.5cm" svg:y2="16.47cm">
          <text:p/>
        </draw:line>
        <draw:line draw:style-name="gr5" draw:text-style-name="P8" draw:layer="layout" svg:x1="8.5cm" svg:y1="16.47cm" svg:x2="7cm" svg:y2="16.47cm">
          <text:p/>
        </draw:line>
        <draw:line draw:style-name="gr5" draw:text-style-name="P8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0">Интеграция с HTML на сервере</text:span></text:p>
              </text:list-item>
            </text:list>
            <text:p><text:span text:style-name="T7">&lt;html&gt;</text:span></text:p>
            <text:p><text:s/><text:span text:style-name="T7">&lt;body&gt;</text:span></text:p>
            <text:p><text:s text:c="2"/>&lt;?<text:span text:style-name="T7">php</text:span> <text:span text:style-name="T7">echo</text:span> 'Hello, world!'; ?&gt;</text:p>
            <text:p><text:s/><text:span text:style-name="T7">&lt;/body&gt;</text:span></text:p>
            <text:p><text:span text:style-name="T7">&lt;/html&gt;</text:span></text:p>
            <text:list text:continue-numbering="true"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 $a, $b ) {</text:span></text:p>
            <text:p><text:span text:style-name="T10"><text:s text:c="2"/></text:span><text:span text:style-name="T7">while</text:span><text:span text:style-name="T10"> ($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10">$c = $a;</text:span></text:p>
            <text:p><text:span text:style-name="T10"><text:s text:c="4"/></text:span><text:span text:style-name="T10">$a = $b % $a;</text:span></text:p>
            <text:p><text:span text:style-name="T10"><text:s text:c="4"/></text:span><text:span text:style-name="T10">$b = $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$b;</text:span></text:p>
            <text:p><text:span text:style-name="T10">}</text:span></text:p>
            <text:p><text:span text:style-name="T10"/></text:p>
            <text:p><text:span text:style-name="T7">echo</text:span><text:span text:style-name="T10"> gcd(42, 56) . "\n";</text:span></text:p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0">Калькулятор</text:span></text:p>
              </text:list-item>
            </text:list>
            <text:p><text:span text:style-name="T7">&lt;h1&gt;</text:span><text:span text:style-name="T10">Calculator</text:span><text:span text:style-name="T7">&lt;/h1&gt;</text:span></text:p>
            <text:p><text:span text:style-name="T10">&lt;?</text:span><text:span text:style-name="T7">php</text:span></text:p>
            <text:p><text:span text:style-name="T7">if</text:span><text:span text:style-name="T10"> ($submit)</text:span></text:p>
            <text:p><text:span text:style-name="T10">{</text:span></text:p>
            <text:p><text:span text:style-name="T10"><text:s text:c="3"/></text:span><text:span text:style-name="T7">if</text:span><text:span text:style-name="T10"> ($operator == '*') { <text:s/></text:span></text:p>
            <text:p><text:span text:style-name="T10"><text:s text:c="7"/></text:span><text:span text:style-name="T7">echo</text:span><text:span text:style-name="T10"> $numa * $numb;</text:span></text:p>
            <text:p><text:span text:style-name="T10"><text:s text:c="3"/></text:span><text:span text:style-name="T10">} </text:span><text:span text:style-name="T7">elseif</text:span><text:span text:style-name="T10"> ($operator == '/') {</text:span></text:p>
            <text:p><text:span text:style-name="T10"><text:s text:c="7"/></text:span><text:span text:style-name="T7">echo</text:span><text:span text:style-name="T10"> $numa / $numb;</text:span></text:p>
            <text:p><text:span text:style-name="T10"><text:s text:c="3"/></text:span><text:span text:style-name="T10">} </text:span><text:span text:style-name="T7">elseif</text:span><text:span text:style-name="T10"> ($operator == '+') {</text:span></text:p>
            <text:p><text:span text:style-name="T10"><text:s text:c="7"/></text:span><text:span text:style-name="T10">echo $numa + $numb;</text:span></text:p>
            <text:p><text:span text:style-name="T10"><text:s text:c="3"/></text:span><text:span text:style-name="T10">} </text:span><text:span text:style-name="T7">elseif </text:span><text:span text:style-name="T10">($operator == '-') {</text:span></text:p>
            <text:p><text:span text:style-name="T10"><text:s text:c="7"/></text:span><text:span text:style-name="T7">echo</text:span><text:span text:style-name="T10"> $numa - $numb;</text:span></text:p>
            <text:p><text:span text:style-name="T10"><text:s text:c="3"/></text:span><text:span text:style-name="T10">}</text:span></text:p>
            <text:p><text:span text:style-name="T10">} </text:span><text:span text:style-name="T7">else</text:span><text:span text:style-name="T10"> { ?&gt;</text:span></text:p>
            <text:p><text:span text:style-name="T10">&lt;</text:span><text:span text:style-name="T7">form</text:span><text:span text:style-name="T10"> </text:span><text:span text:style-name="T7">method</text:span><text:span text:style-name="T10">="POST" </text:span><text:span text:style-name="T7">action</text:span><text:span text:style-name="T10">="&lt;?php $</text:span><text:span text:style-name="T7">_SERVER</text:span><text:span text:style-name="T10">['PHP_SELF']; ?&gt;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a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operator" size="2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b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submit" </text:span><text:span text:style-name="T7">value</text:span><text:span text:style-name="T10">="Calculate" </text:span><text:span text:style-name="T7">name</text:span><text:span text:style-name="T10">="submit"&gt;</text:span></text:p>
            <text:p><text:span text:style-name="T10">&lt;/</text:span><text:span text:style-name="T7">form</text:span><text:span text:style-name="T10">&gt;</text:span></text:p>
            <text:p><text:span text:style-name="T10">&lt;?</text:span><text:span text:style-name="T7">php</text:span><text:span text:style-name="T10"> } ?&gt; </text:span></text:p>
          </draw:text-box>
        </draw:frame>
        <draw:frame draw:style-name="gr3" draw:text-style-name="P8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3" draw:text-style-name="P8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1" draw:text-style-name="P8" draw:layer="layout" svg:width="10.499cm" svg:height="3.499cm" svg:x="16.5cm" svg:y="5cm" svg:viewBox="0 0 10500 3500" draw:points="0,3500 0,0 10500,0 10500,3500">
          <text:p/>
        </draw:polygon>
        <draw:polygon draw:style-name="gr11" draw:text-style-name="P8" draw:layer="layout" svg:width="10.499cm" svg:height="3.499cm" svg:x="16.5cm" svg:y="10cm" svg:viewBox="0 0 10500 3500" draw:points="0,3500 0,0 10500,0 10500,3500">
          <text:p/>
        </draw:polygon>
        <draw:line draw:style-name="gr5" draw:text-style-name="P8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0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0">Ориентирован на </text:span></text:p>
                <text:list>
                  <text:list-item>
                    <text:p><text:span text:style-name="T10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0">Доступ к DOM страницы</text:span></text:p>
                      </text:list-item>
                    </text:list>
                  </text:list-item>
                  <text:list-item>
                    <text:p><text:span text:style-name="T10">Организация интерактивного взаимодействия с пользователем</text:span></text:p>
                    <text:list>
                      <text:list-item>
                        <text:p><text:span text:style-name="T10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0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7">&lt;html&gt;</text:span></text:p>
            <text:p><text:span text:style-name="T7">&lt;body&gt;</text:span></text:p>
            <text:p>&lt;<text:span text:style-name="T7">script</text:span> <text:span text:style-name="T7">type</text:span>="text/javascript"&gt;</text:p>
            <text:p><text:span text:style-name="T7">document</text:span>.<text:span text:style-name="T7">write</text:span>("&lt;h1&gt;Hello World!&lt;/h1&gt;");</text:p>
            <text:p><text:span text:style-name="T7">&lt;/script&gt;</text:span></text:p>
            <text:p><text:span text:style-name="T7">&lt;/body&gt;</text:span></text:p>
            <text:p><text:span text:style-name="T7">&lt;/html&gt;</text:span></text:p>
            <text:list text:continue-numbering="true"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a, b) {</text:span></text:p>
            <text:p><text:span text:style-name="T10"><text:s text:c="2"/></text:span><text:span text:style-name="T7">while</text:span><text:span text:style-name="T10"> (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7">var </text:span><text:span text:style-name="T10">c = a;</text:span></text:p>
            <text:p><text:span text:style-name="T10"><text:s text:c="4"/></text:span><text:span text:style-name="T10">a = b % a;</text:span></text:p>
            <text:p><text:span text:style-name="T10"><text:s text:c="4"/></text:span><text:span text:style-name="T10">b = 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b;</text:span></text:p>
            <text:p><text:span text:style-name="T10">}</text:span></text:p>
            <text:p><text:span text:style-name="T10"/></text:p>
            <text:p><text:span text:style-name="T7">document</text:span><text:span text:style-name="T10">.</text:span><text:span text:style-name="T7">write</text:span><text:span text:style-name="T10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7">&lt;html&gt;</text:span></text:p>
            <text:p><text:span text:style-name="T7">&lt;body&gt;</text:span></text:p>
            <text:p>&lt;<text:span text:style-name="T7">form</text:span> <text:span text:style-name="T7">name</text:span>="calc"&gt;</text:p>
            <text:p>&lt;<text:span text:style-name="T7">input</text:span> <text:span text:style-name="T7">type</text:span>="text" <text:span text:style-name="T7">name</text:span>="input" <text:span text:style-name="T7">size</text:span>="16"&gt;</text:p>
            <text:p>&lt;<text:span text:style-name="T7">input</text:span> <text:span text:style-name="T7">type</text:span>="button" <text:span text:style-name="T7">name</text:span>="evaluate" <text:span text:style-name="T7">value</text:span>="evaluate" <text:span text:style-name="T7">OnClick</text:span>="calc.result.value = <text:span text:style-name="T7">eval</text:span>(calc.input.value)"&gt;</text:p>
            <text:p>&lt;<text:span text:style-name="T7">input</text:span> <text:span text:style-name="T7">type</text:span>="text" <text:span text:style-name="T7">name</text:span>="result" size="16"&gt;</text:p>
            <text:p><text:span text:style-name="T7">&lt;/form&gt;</text:span></text:p>
            <text:p><text:span text:style-name="T7">&lt;/body&gt;</text:span></text:p>
            <text:p><text:span text:style-name="T7">&lt;/html&gt;</text:span></text:p>
          </draw:text-box>
        </draw:frame>
        <draw:frame draw:style-name="gr3" draw:text-style-name="P8" draw:layer="layout" svg:width="10.715cm" svg:height="0.819cm" svg:x="14.5cm" svg:y="15.5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use-footer-name="ftr1" presentation:use-date-time-name="dtd1"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b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3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Отступы определяют разделение программы на блоки</text:span></text:p>
              </text:list-item>
              <text:list-item>
                <text:p><text:span text:style-name="T12">Возможность написания классов</text:span></text:p>
              </text:list-item>
              <text:list-item>
                <text:p><text:span text:style-name="T12">Поддержка разделения на модули </text:span></text:p>
              </text:list-item>
              <text:list-item>
                <text:p><text:span text:style-name="T12">Переменные — имена ссылок на экземпляры классов</text:span></text:p>
              </text:list-item>
              <text:list-item>
                <text:p><text:span text:style-name="T12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3">def</text:span><text:span text:style-name="T14"> GCD(a, b):</text:span></text:p>
                    <text:p><text:span text:style-name="T14"><text:s text:c="4"/></text:span><text:span text:style-name="T13">while</text:span><text:span text:style-name="T14"> b &gt; 0:</text:span></text:p>
                    <text:p><text:span text:style-name="T14"><text:s text:c="8"/></text:span><text:span text:style-name="T14">a,b = b,a%b</text:span></text:p>
                    <text:p><text:span text:style-name="T14"><text:s text:c="4"/></text:span><text:span text:style-name="T13">return</text:span><text:span text:style-name="T14"> a</text:span></text:p>
                    <text:p><text:span text:style-name="T14"/></text:p>
                    <text:p><text:span text:style-name="T13">print</text:span><text:span text:style-name="T14"> GCD(42, 56)</text:span></text:p>
                    <text:p><text:span text:style-name="T14"/></text:p>
                    <text:p><text:span text:style-name="T14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5">Tool Command Language</text:span><text:span text:style-name="T16"> — <text:s/>«тикль» — высокоуровневый язык общего назначения</text:span></text:p>
                <text:list>
                  <text:list-item>
                    <text:p><text:span text:style-name="T16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6">Ортогональность</text:span></text:p>
              </text:list-item>
              <text:list-item>
                <text:p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Базовый тип данных — строки</text:span></text:p>
              </text:list-item>
              <text:list-item>
                <text:p><text:span text:style-name="T16">Контейнеры:</text:span></text:p>
                <text:list>
                  <text:list-item>
                    <text:p><text:span text:style-name="T16">список строк,</text:span></text:p>
                  </text:list-item>
                  <text:list-item>
                    <text:p><text:span text:style-name="T16">ассоциативный массив</text:span></text:p>
                  </text:list-item>
                </text:list>
              </text:list-item>
              <text:list-item>
                <text:p><text:span text:style-name="T16">Функциональная парадигма используется редко</text:span></text:p>
                <text:list>
                  <text:list-item>
                    <text:p><text:span text:style-name="T16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6">Модель событийно-ориентированного программирования</text:span></text:p>
                <text:list>
                  <text:list-item>
                    <text:p><text:span text:style-name="T16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2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6">Примеры:</text:span></text:p>
                    <text:p><text:span text:style-name="T17">proc</text:span><text:span text:style-name="T16"> gcd { a b }{</text:span></text:p>
                    <text:p><text:span text:style-name="T8"><text:s text:c="2"/></text:span><text:span text:style-name="T17">while</text:span><text:span text:style-name="T8"> { $b &gt; 0 } {</text:span></text:p>
                    <text:p><text:span text:style-name="T8"><text:s text:c="4"/></text:span><text:span text:style-name="T17">set</text:span><text:span text:style-name="T8"> t $b</text:span></text:p>
                    <text:p><text:span text:style-name="T8"><text:s text:c="4"/></text:span><text:span text:style-name="T17">set</text:span><text:span text:style-name="T8"> b [expr $a % $b]</text:span></text:p>
                    <text:p><text:span text:style-name="T8"><text:s text:c="4"/></text:span><text:span text:style-name="T17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7">return</text:span><text:span text:style-name="T8"> $a</text:span></text:p>
                    <text:p><text:span text:style-name="T8">}</text:span></text:p>
                    <text:p><text:span text:style-name="T17">puts</text:span><text:span text:style-name="T8"> [</text:span><text:span text:style-name="T17">gcd</text:span><text:span text:style-name="T8"> 42 56]</text:span></text:p>
                    <text:p><text:span text:style-name="T8"/></text:p>
                    <text:p><text:span text:style-name="T17">set</text:span><text:span text:style-name="T16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5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  <text:list>
                  <text:list-item>
                    <text:p><text:span text:style-name="T10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  <text:list>
                  <text:list-item>
                    <text:p><text:span text:style-name="T10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color_01 = color 0 0 80</text:p>
                <text:p>color_02 = color 255 255 255</text:p>
                <text:p/>
                <text:p>stepsize_r = (color_02.r - color_01.r)/$.count</text:p>
                <text:p>stepsize_g = (color_02.g - color_01.g)/$.count</text:p>
                <text:p>stepsize_b = (color_02.b - color_01.b)/$.count</text:p>
                <text:p/>
                <text:p>for i = 1 to $.count do (</text:p>
                <text:p><text:s text:c="2"/>newColor = (</text:p>
                <text:p><text:s text:c="4"/>color ((i*stepsize_r)+ color_01.r-stepsize_r) </text:p>
                <text:p><text:s text:c="4"/>((i*stepsize_g)+color_01.g-stepsize_g)</text:p>
                <text:p><text:s text:c="4"/>((i*stepsize_b)+color_01.b-stepsize_b))</text:p>
                <text:p><text:s text:c="2"/>$[i].wirecolor = newColor</text:p>
                <text:p>)</text:p>
              </text:list-item>
            </text:list>
          </draw:text-box>
        </draw:frame>
        <draw:frame draw:style-name="gr3" draw:text-style-name="P8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# Создание вектора</text:p>
                        <text:p>x &lt;- c(1,2,3,4,5,6)</text:p>
                        <text:p># Поэлементное возведение в квадрат</text:p>
                        <text:p>y &lt;- x^2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gcd &lt;- <text:span text:style-name="T7">function</text:span>(a, b) {</text:p>
                    <text:p><text:s text:c="2"/><text:span text:style-name="T7">while</text:span> (a &gt; 0) {</text:p>
                    <text:p><text:s text:c="4"/>c &lt;- a</text:p>
                    <text:p><text:s text:c="4"/>a &lt;- b %% a</text:p>
                    <text:p><text:s text:c="4"/>b &lt;- c</text:p>
                    <text:p><text:s text:c="2"/>}</text:p>
                    <text:p><text:s text:c="2"/>b</text:p>
                    <text:p>}</text:p>
                    <text:p/>
                    <text:p><text:span text:style-name="T7">print</text:span>(gcd(42, 56))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13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7">Set</text:span> objWord = CreateObject("Word.Application")</text:p>
            <text:p>strDocPath = "MyDoc.doc"</text:p>
            <text:p>strSearch = "word"</text:p>
            <text:p><text:span text:style-name="T7">Set</text:span> objDoc = objWord.Documents.Open(strDocPath)</text:p>
            <text:p><text:span text:style-name="T7">With</text:span> objDoc.Content.Find</text:p>
            <text:p><text:s text:c="3"/>.Text = strSearch</text:p>
            <text:p><text:s text:c="3"/>.Format = False</text:p>
            <text:p><text:s text:c="3"/>.Wrap = wdFindStop</text:p>
            <text:p><text:s text:c="3"/><text:span text:style-name="T7">Do While</text:span> .Execute</text:p>
            <text:p><text:s text:c="6"/>iStrCount = iStrCount + 1</text:p>
            <text:p><text:s text:c="3"/><text:span text:style-name="T7">Loop</text:span></text:p>
            <text:p><text:span text:style-name="T7">End With</text:span></text:p>
            <text:p><text:span text:style-name="T7">If</text:span> iStrCount = 1 <text:span text:style-name="T7">Then</text:span></text:p>
            <text:p><text:s text:c="2"/>WScript.Echo strSearch &amp; " appears once in" &amp; vbCrLf &amp; strDocPath</text:p>
            <text:p><text:span text:style-name="T7">Else</text:span></text:p>
            <text:p><text:s text:c="2"/>WScript.Echo strSearch &amp; " appears " &amp; iStrCount &amp; " times in " &amp; vbCrLf &amp; strDocPath</text:p>
            <text:p><text:span text:style-name="T7">End If</text:span></text:p>
            <text:p>objDoc.Close(wdDoNotSaveChanges)</text:p>
            <text:p>objWord.Quit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99H10M06S</meta:editing-duration>
    <meta:editing-cycles>804</meta:editing-cycles>
    <dc:date>2009-10-26T05:32:05</dc:date>
    <meta:generator>OpenOffice.org/3.0$Unix OpenOffice.org_project/300m15$Build-9379</meta:generator>
    <meta:document-statistic meta:object-count="330"/>
    <meta:user-defined meta:name="Info 1"/>
    <meta:user-defined meta:name="Info 2"/>
    <meta:user-defined meta:name="Info 3"/>
    <meta:user-defined meta:name="Info 4"/>
  </office:meta>
</office:document-meta>
</file>